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4000002F315479C2360C0AD99.png" manifest:media-type="image/png"/>
  <manifest:file-entry manifest:full-path="Pictures/10000201000002E50000014AAE6BA8D1193093E6.png" manifest:media-type="image/png"/>
  <manifest:file-entry manifest:full-path="Pictures/10000201000002F0000002AB361250A7491AB143.png" manifest:media-type="image/png"/>
  <manifest:file-entry manifest:full-path="Pictures/10000201000002DE0000018C837E6092308F4D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CodePro, monospace" svg:font-family="'SourceCodePro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ceb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Stack Prob. #15. Maximum of minimum for every window size:</text:span></text:p>
      <text:p text:style-name="P1"/>
      <text:p text:style-name="P1"><draw:frame draw:style-name="fr3" draw:name="Image1" text:anchor-type="char" svg:width="19.001cm" svg:height="18.974cm" draw:z-index="0"><draw:image xlink:href="Pictures/10000201000002F4000002F315479C2360C0AD99.png" xlink:type="simple" xlink:show="embed" xlink:actuate="onLoad" draw:mime-type="image/png"/></draw:frame><text:s text:c="2"/></text:p>
      <text:p text:style-name="P1"><draw:frame draw:style-name="fr2" draw:name="Image2" text:anchor-type="char" svg:x="1.45cm" svg:y="0.45cm" svg:width="15.275cm" svg:height="6.8cm" draw:z-index="1"><draw:image xlink:href="Pictures/10000201000002E50000014AAE6BA8D1193093E6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8.101cm" svg:height="16.439cm" draw:z-index="2"><draw:image xlink:href="Pictures/10000201000002F0000002AB361250A7491AB143.png" xlink:type="simple" xlink:show="embed" xlink:actuate="onLoad" draw:mime-type="image/png"/></draw:frame><text:soft-page-break/><text:s/></text:p>
      <text:p text:style-name="P1"><draw:frame draw:style-name="fr1" draw:name="Image4" text:anchor-type="char" svg:width="18.471cm" svg:height="9.964cm" draw:z-index="3"><draw:image xlink:href="Pictures/10000201000002DE0000018C837E6092308F4D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CodePro, monospace" svg:font-family="'SourceCodePro, monospace', 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44:39.817000000</meta:creation-date>
    <dc:date>2022-01-10T23:28:28.128000000</dc:date>
    <meta:editing-duration>PT3H43M48S</meta:editing-duration>
    <meta:editing-cycles>1</meta:editing-cycles>
    <meta:document-statistic meta:table-count="0" meta:image-count="4" meta:object-count="0" meta:page-count="2" meta:paragraph-count="4" meta:word-count="10" meta:character-count="63" meta:non-whitespace-character-count="49"/>
    <meta:generator>LibreOffice/7.1.8.1$Windows_X86_64 LibreOffice_project/e1f30c802c3269a1d052614453f260e49458c82c</meta:generator>
  </office:meta>
</office:document-meta>
</file>